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vertical-align="middle"/>
    </style:style>
    <style:style style:name="gr7" style:family="graphic" style:parent-style-name="standard">
      <style:graphic-properties svg:stroke-color="#b3b3b3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2.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6cm" fo:min-width="3.8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1.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6cm" fo:min-width="2.254cm"/>
    </style:style>
    <style:style style:name="gr12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Fine_20_Dotted" svg:stroke-width="0.203cm" svg:stroke-color="#000000" draw:marker-start-width="0.503cm" draw:marker-end-width="0.503cm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center"/>
      <style:text-properties fo:color="#000000" fo:font-size="13pt" style:font-size-asian="13pt" style:font-size-complex="13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style:font-name="Arial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style:text-properties style:font-name="Arial"/>
    </style:style>
    <style:style style:name="T1" style:family="text">
      <style:text-properties fo:color="#000000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ffffff" style:font-name="Arial"/>
    </style:style>
    <style:style style:name="T4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37cm" svg:height="2.686cm" svg:x="1.967cm" svg:y="4.06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746cm" svg:height="2.686cm" svg:x="20.892cm" svg:y="4.06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.802cm" svg:height="2.686cm" svg:x="16.337cm" svg:y="4.064cm">
          <text:p text:style-name="P1"/>
          <draw:enhanced-geometry svg:viewBox="0 0 21600 21600" draw:type="rectangle" draw:enhanced-path="M 0 0 L 21600 0 21600 21600 0 21600 0 0 Z N"/>
        </draw:custom-shape>
        <draw:g xml:id="id2" draw:id="id2">
          <draw:custom-shape draw:style-name="gr1" draw:text-style-name="P1" draw:layer="layout" svg:width="4.784cm" svg:height="2.686cm" svg:x="6.42cm" svg:y="4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75cm" svg:height="2.686cm" svg:x="6.984cm" svg:y="4.06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75cm" svg:height="2.686cm" svg:x="7.943cm" svg:y="4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76cm" svg:height="2.686cm" svg:x="10.245cm" svg:y="4.064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5" draw:text-style-name="P1" draw:layer="layout" svg:width="3.803cm" svg:height="2.686cm" svg:x="11.805cm" svg:y="4.06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75cm" svg:height="2.686cm" svg:x="15.043cm" svg:y="4.064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svg:x1="5.804cm" svg:y1="5.407cm" svg:x2="6.42cm" svg:y2="5.407cm" draw:start-shape="id1" draw:start-glue-point="1" draw:end-shape="id2" draw:end-glue-point="3" svg:d="M5804 5407h616" svg:viewBox="0 0 617 1">
          <text:p/>
        </draw:connector>
        <draw:connector draw:style-name="gr6" draw:text-style-name="P1" draw:layer="layout" svg:x1="11.242cm" svg:y1="5.407cm" svg:x2="11.858cm" svg:y2="5.407cm" svg:d="M11242 5407h616" svg:viewBox="0 0 617 1">
          <text:p/>
        </draw:connector>
        <draw:connector draw:style-name="gr6" draw:text-style-name="P1" draw:layer="layout" svg:x1="15.618cm" svg:y1="5.407cm" svg:x2="16.337cm" svg:y2="5.407cm" draw:start-shape="id3" draw:start-glue-point="1" draw:end-shape="id4" draw:end-glue-point="3" svg:d="M15618 5407h719" svg:viewBox="0 0 720 1">
          <text:p/>
        </draw:connector>
        <draw:connector draw:style-name="gr6" draw:text-style-name="P1" draw:layer="layout" svg:x1="20.139cm" svg:y1="5.407cm" svg:x2="20.892cm" svg:y2="5.407cm" draw:start-shape="id4" draw:start-glue-point="1" draw:end-shape="id5" draw:end-glue-point="3" svg:d="M20139 5407h753" svg:viewBox="0 0 754 1">
          <text:p/>
        </draw:connector>
        <draw:custom-shape draw:style-name="gr7" draw:text-style-name="P1" draw:layer="layout" svg:width="0.959cm" svg:height="2.686cm" svg:x="4.49cm" svg:y="4.06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cm" svg:height="1.453cm" svg:x="2.262cm" svg:y="2.419cm">
          <draw:text-box>
            <text:p text:style-name="P2"><text:span text:style-name="T1">Code</text:span></text:p>
          </draw:text-box>
        </draw:frame>
        <draw:frame draw:style-name="gr9" draw:text-style-name="P3" draw:layer="layout" svg:width="4.358cm" svg:height="1.926cm" svg:x="6.428cm" svg:y="2.146cm">
          <draw:text-box>
            <text:p text:style-name="P3"><text:span text:style-name="T2">Memory</text:span></text:p>
            <text:p text:style-name="P3"><text:span text:style-name="T2">Mapped I/O</text:span></text:p>
          </draw:text-box>
        </draw:frame>
        <draw:frame draw:style-name="gr10" draw:text-style-name="P3" draw:layer="layout" svg:width="2.37cm" svg:height="1.152cm" svg:x="12.141cm" svg:y="2.528cm">
          <draw:text-box>
            <text:p text:style-name="P3"><text:span text:style-name="T2">App1</text:span></text:p>
          </draw:text-box>
        </draw:frame>
        <draw:frame draw:style-name="gr10" draw:text-style-name="P3" draw:layer="layout" svg:width="2.37cm" svg:height="1.152cm" svg:x="16.937cm" svg:y="2.528cm">
          <draw:text-box>
            <text:p text:style-name="P3"><text:span text:style-name="T2">App2</text:span></text:p>
          </draw:text-box>
        </draw:frame>
        <draw:frame draw:style-name="gr11" draw:text-style-name="P3" draw:layer="layout" svg:width="2.754cm" svg:height="1.926cm" svg:x="21.801cm" svg:y="2.138cm">
          <draw:text-box>
            <text:p text:style-name="P3"><text:span text:style-name="T2">Kernel</text:span></text:p>
            <text:p text:style-name="P3"><text:span text:style-name="T2">Stack</text:span></text:p>
          </draw:text-box>
        </draw:frame>
      </draw:page>
      <draw:page draw:name="page2" draw:style-name="dp1" draw:master-page-name="Default">
        <draw:custom-shape draw:style-name="gr12" draw:text-style-name="P5" draw:layer="layout" svg:width="10.795cm" svg:height="2.794cm" svg:x="8.366cm" svg:y="17.256cm">
          <text:p text:style-name="P4"><text:span text:style-name="T3">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0.795cm" svg:height="2.921cm" svg:x="8.366cm" svg:y="14.356cm">
          <text:p text:style-name="P4"><text:span text:style-name="T3">Memory Mapped I/O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" draw:id="id7" draw:layer="layout" svg:width="10.795cm" svg:height="2.921cm" svg:x="8.366cm" svg:y="8.556cm">
          <text:p text:style-name="P4"><text:span text:style-name="T3">Second App Memory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10.795cm" svg:height="2.921cm" svg:x="8.366cm" svg:y="2.056cm">
          <text:p text:style-name="P4"><text:span text:style-name="T3">Kernel Stack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763cm" svg:y1="4.977cm" svg:x2="13.763cm" svg:y2="8.556cm" draw:start-shape="id6" draw:start-glue-point="2" draw:end-shape="id7" draw:end-glue-point="0" svg:d="M13763 4977v3579" svg:viewBox="0 0 1 3580">
          <text:p/>
        </draw:connector>
        <draw:custom-shape draw:style-name="gr14" draw:text-style-name="P6" draw:layer="layout" svg:width="10.795cm" svg:height="2.879cm" svg:x="8.366cm" svg:y="11.456cm">
          <text:p text:style-name="P1"><text:span text:style-name="T4">First App Mem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1" draw:id="id11" draw:layer="layout" svg:width="1.451cm" svg:height="2.894cm" svg:x="8.393cm" svg:y="11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905cm" svg:height="2.794cm" svg:x="15.898cm" svg:y="17.256cm">
          <text:p/>
          <draw:enhanced-geometry svg:viewBox="0 0 21600 21600" draw:type="rectangle" draw:enhanced-path="M 0 0 L 21600 0 21600 21600 0 21600 0 0 Z N"/>
        </draw:custom-shape>
        <draw:frame draw:style-name="gr16" draw:text-style-name="P7" xml:id="id8" draw:id="id8" draw:layer="layout" svg:width="3.177cm" svg:height="1.343cm" svg:x="21.318cm" svg:y="18.018cm">
          <draw:text-box>
            <text:p text:style-name="P7"><text:span text:style-name="T4">App code</text:span></text:p>
          </draw:text-box>
        </draw:frame>
        <draw:connector draw:style-name="gr17" draw:text-style-name="P1" draw:layer="layout" draw:type="lines" svg:x1="21.318cm" svg:y1="18.689cm" svg:x2="17.803cm" svg:y2="18.653cm" draw:start-shape="id8" draw:start-glue-point="3" draw:end-shape="id9" draw:end-glue-point="1" svg:d="M21318 18689h-500l-2515-36h-500" svg:viewBox="0 0 3516 37">
          <text:p/>
        </draw:connector>
        <draw:frame draw:style-name="gr16" draw:text-style-name="P7" xml:id="id10" draw:id="id10" draw:layer="layout" svg:width="4.79cm" svg:height="1.673cm" svg:x="1.614cm" svg:y="12.046cm">
          <draw:text-box>
            <text:p text:style-name="P7"><text:span text:style-name="T4">App specific</text:span></text:p>
            <text:p text:style-name="P7"><text:span text:style-name="T4">Kernel memory</text:span></text:p>
          </draw:text-box>
        </draw:frame>
        <draw:connector draw:style-name="gr17" draw:text-style-name="P1" draw:layer="layout" draw:type="lines" svg:x1="6.404cm" svg:y1="12.882cm" svg:x2="8.393cm" svg:y2="12.888cm" draw:start-shape="id10" draw:start-glue-point="1" draw:end-shape="id11" draw:end-glue-point="3" svg:d="M6404 12882h500l987 6h502" svg:viewBox="0 0 1990 7">
          <text:p/>
        </draw:connector>
        <draw:custom-shape draw:style-name="gr18" draw:text-style-name="P1" draw:layer="layout" svg:width="1.905cm" svg:height="2.794cm" svg:x="15.898cm" svg:y="17.2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086cm" svg:height="2.921cm" svg:x="16.948cm" svg:y="14.335cm"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086cm" svg:height="2.921cm" svg:x="16.948cm" svg:y="14.335cm">
          <text:p text:style-name="P1"><text:span text:style-name="T4">TR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8T22:28:15.674841811</dc:date>
    <dc:creator>Amit Levy</dc:creator>
    <meta:editing-duration>PT5H2M34S</meta:editing-duration>
    <meta:editing-cycles>2</meta:editing-cycles>
    <meta:generator>LibreOffice/4.2.8.2$Linux_X86_64 LibreOffice_project/420m0$Build-2</meta:generator>
    <meta:document-statistic meta:object-count="36"/>
  </office:meta>
</office:document-meta>
</file>